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D12131A29626284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fo:margin-left="0cm" fo:margin-right="0cm" fo:margin-top="0cm" fo:margin-bottom="0cm" style:vertical-pos="middle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m 1" text:anchor-type="as-char" svg:width="27.839cm" svg:height="19.323cm" draw:z-index="0"><draw:image xlink:href="Pictures/100000000000078000000438D12131A29626284C.png" xlink:type="simple" xlink:show="embed" xlink:actuate="onLoad" loext:mime-type="image/png"/><svg:desc>Tela de computador com texto preto sobre fundo branco

Descrição gerada automaticamente</svg:desc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6T10:07:40.243005268</meta:creation-date>
    <dc:date>2022-11-06T10:09:02.933981851</dc:date>
    <meta:editing-duration>PT1M23S</meta:editing-duration>
    <meta:editing-cycles>1</meta:editing-cycles>
    <meta:document-statistic meta:table-count="0" meta:image-count="1" meta:object-count="0" meta:page-count="1" meta:paragraph-count="1" meta:word-count="0" meta:character-count="0" meta:non-whitespace-character-count="0"/>
    <meta:generator>LibreOffice/6.4.7.2$Linux_X86_64 LibreOffice_project/40$Build-2</meta:generator>
  </office:meta>
</office:document-meta>
</file>